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9.991cm"/>
    </style:style>
    <style:style style:name="co4" style:family="table-column">
      <style:table-column-properties fo:break-before="auto" style:column-width="7.408cm"/>
    </style:style>
    <style:style style:name="co5" style:family="table-column">
      <style:table-column-properties fo:break-before="auto" style:column-width="7.43cm"/>
    </style:style>
    <style:style style:name="co6" style:family="table-column">
      <style:table-column-properties fo:break-before="auto" style:column-width="13.9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#81d41a"/>
    </style:style>
    <style:style style:name="ce2" style:family="table-cell" style:parent-style-name="Default" style:data-style-name="N107"/>
    <style:style style:name="gr1" style:family="graphic">
      <style:graphic-properties draw:stroke="solid" svg:stroke-color="#000000" draw:marker-start="Styl_20_šipky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70c0" style:font-name="F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pen6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HOME\elektronika\Open65\pcb\mobo-rev01\open65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ce2" office:value-type="date" office:date-value="2023-03-30T13:13:50" calcext:value-type="date">
            <text:p>30/03/2023 13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T40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Battery:BatteryHolder_LINX_BAT-HLD-012-SM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0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0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0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02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03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0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0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02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03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04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0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0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0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6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60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701</text:p>
          </table:table-cell>
          <table:table-cell office:value-type="string" calcext:value-type="string">
            <text:p>22u/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702</text:p>
          </table:table-cell>
          <table:table-cell office:value-type="string" calcext:value-type="string">
            <text:p>22u/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703</text:p>
          </table:table-cell>
          <table:table-cell office:value-type="string" calcext:value-type="string">
            <text:p>22u/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301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302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303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Power_Protection: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01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02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03</text:p>
          </table:table-cell>
          <table:table-cell office:value-type="string" calcext:value-type="string">
            <text:p>LTST-S270EK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04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Power_Protection: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05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Power_Protection: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501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502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504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Power_Protection: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601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Power_Protection: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602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Power_Protection: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701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401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1206_3216Metric_Pad1.42x1.7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501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1206_3216Metric_Pad1.42x1.7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601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1206_3216Metric_Pad1.42x1.7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B301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Device:FerriteBead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B302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Device:FerriteBead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B501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Device:FerriteBead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B502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Device:FerriteBead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403</text:p>
          </table:table-cell>
          <table:table-cell office:value-type="string" calcext:value-type="string">
            <text:p>SNES_Controller_Conn</text:p>
          </table:table-cell>
          <table:table-cell office:value-type="string" calcext:value-type="string">
            <text:p>:SNES_Controller_Conn_1</text:p>
          </table:table-cell>
          <table:table-cell office:value-type="string" calcext:value-type="string">
            <text:p>snes:SNES_Controller_Conn_7p_90deg_P1Lef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404</text:p>
          </table:table-cell>
          <table:table-cell office:value-type="string" calcext:value-type="string">
            <text:p>SNES_Controller_Conn</text:p>
          </table:table-cell>
          <table:table-cell office:value-type="string" calcext:value-type="string">
            <text:p>libsnes:SNES_Controller_Conn</text:p>
          </table:table-cell>
          <table:table-cell office:value-type="string" calcext:value-type="string">
            <text:p>snes:SNES_Controller_Conn_7p_90deg_P1Lef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50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GCT_USB4085</text:p>
          </table:table-cell>
          <table:table-cell office:value-type="string" calcext:value-type="string">
            <text:p>https://www.usb.org/sites/default/files/documents/usb_type-c.zip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601</text:p>
          </table:table-cell>
          <table:table-cell office:value-type="string" calcext:value-type="string">
            <text:p>PINS 2x10p 2,54mm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602</text:p>
          </table:table-cell>
          <table:table-cell office:value-type="string" calcext:value-type="string">
            <text:p>PINS 2x10p 2,54mm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603</text:p>
          </table:table-cell>
          <table:table-cell office:value-type="string" calcext:value-type="string">
            <text:p>Conn_01x14</text:p>
          </table:table-cell>
          <table:table-cell office:value-type="string" calcext:value-type="string">
            <text:p>Connector_Generic:Conn_01x14</text:p>
          </table:table-cell>
          <table:table-cell office:value-type="string" calcext:value-type="string">
            <text:p>Connector_PinSocket_2.54mm:PinSocket_1x14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60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Socket_2.54mm:PinSocket_1x04_P2.54mm_Vertical_SMD_Pin1Lef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605</text:p>
          </table:table-cell>
          <table:table-cell office:value-type="string" calcext:value-type="string">
            <text:p>TE 5749180-1</text:p>
          </table:table-cell>
          <table:table-cell office:value-type="string" calcext:value-type="string">
            <text:p>Connector:Mini-DIN-6</text:p>
          </table:table-cell>
          <table:table-cell office:value-type="string" calcext:value-type="string">
            <text:p>mini-DIN:TE_5749180-1</text:p>
          </table:table-cell>
          <table:table-cell office:value-type="string" calcext:value-type="string">
            <text:p>http://service.powerdynamics.com/ec/Catalog17/Section%2011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606</text:p>
          </table:table-cell>
          <table:table-cell office:value-type="string" calcext:value-type="string">
            <text:p>TE 5749180-1</text:p>
          </table:table-cell>
          <table:table-cell office:value-type="string" calcext:value-type="string">
            <text:p>Connector:Mini-DIN-6</text:p>
          </table:table-cell>
          <table:table-cell office:value-type="string" calcext:value-type="string">
            <text:p>mini-DIN:TE_5749180-1</text:p>
          </table:table-cell>
          <table:table-cell office:value-type="string" calcext:value-type="string">
            <text:p>http://service.powerdynamics.com/ec/Catalog17/Section%2011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70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70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701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008_2520Metric_Pad1.43x2.2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702</text:p>
          </table:table-cell>
          <table:table-cell office:value-type="string" calcext:value-type="string">
            <text:p>DFE252010P-1R0M=P2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008_2520Metric_Pad1.43x2.2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301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Transistor_FET: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s3036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401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Transistor_FET: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s3036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402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Transistor_FET: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s3036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601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Transistor_FET: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s3036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602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Transistor_FET: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s3036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603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Transistor_FET: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s3036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604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Transistor_FET: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s3036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09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11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12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0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1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0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1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1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3</text:p>
          </table:table-cell>
          <table:table-cell office:value-type="string" calcext:value-type="string">
            <text:p>80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4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1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20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0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0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0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0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01</text:p>
          </table:table-cell>
          <table:table-cell office:value-type="string" calcext:value-type="string">
            <text:p>80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02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04</text:p>
          </table:table-cell>
          <table:table-cell office:value-type="string" calcext:value-type="string">
            <text:p>80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05</text:p>
          </table:table-cell>
          <table:table-cell office:value-type="string" calcext:value-type="string">
            <text:p>82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06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0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W301</text:p>
          </table:table-cell>
          <table:table-cell office:value-type="string" calcext:value-type="string">
            <text:p>EVQ-PUL02K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Panasonic_EVQPUL_EVQPU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201</text:p>
          </table:table-cell>
          <table:table-cell office:value-type="string" calcext:value-type="string">
            <text:p>W65C{02|816}S6TQG-14</text:p>
          </table:table-cell>
          <table:table-cell office:value-type="string" calcext:value-type="string">
            <text:p>W65:W65C{02|816}S6TQG-14</text:p>
          </table:table-cell>
          <table:table-cell office:value-type="string" calcext:value-type="string">
            <text:p>Package_QFP:MQFP-44_10x10mm_P0.8mm</text:p>
          </table:table-cell>
          <table:table-cell office:value-type="string" calcext:value-type="string">
            <text:p>https://www.westerndesigncenter.com/wdc/w65c816s-chip.php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202</text:p>
          </table:table-cell>
          <table:table-cell office:value-type="string" calcext:value-type="string">
            <text:p>IS61WV20488FBLL-10TLI</text:p>
          </table:table-cell>
          <table:table-cell office:value-type="string" calcext:value-type="string">
            <text:p>SRAM:IS61WV20488FBLL-10TLI</text:p>
          </table:table-cell>
          <table:table-cell office:value-type="string" calcext:value-type="string">
            <text:p>Package_SO:TSOP-II-44_10.16x18.41mm_P0.8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301</text:p>
          </table:table-cell>
          <table:table-cell office:value-type="string" calcext:value-type="string">
            <text:p>ICE40HX4K-TQ144</text:p>
          </table:table-cell>
          <table:table-cell office:value-type="string" calcext:value-type="string">
            <text:p>FPGA_Lattice:ICE40HX4K-TQ144</text:p>
          </table:table-cell>
          <table:table-cell office:value-type="string" calcext:value-type="string">
            <text:p>Package_QFP:TQFP-144_20x20mm_P0.5mm</text:p>
          </table:table-cell>
          <table:table-cell office:value-type="string" calcext:value-type="string">
            <text:p>http://www.latticesemi.com/Products/FPGAandCPLD/iCE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302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Memory_Flash:W25Q128JVS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://www.winbond.com/resource-files/w25q128jv_dtr%20revc%2003272018%20plus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401</text:p>
          </table:table-cell>
          <table:table-cell office:value-type="string" calcext:value-type="string">
            <text:p>W65C22S6TQG-14</text:p>
          </table:table-cell>
          <table:table-cell office:value-type="string" calcext:value-type="string">
            <text:p>W65:W65C22S6TQG-14</text:p>
          </table:table-cell>
          <table:table-cell office:value-type="string" calcext:value-type="string">
            <text:p>Package_QFP:MQFP-44_10x10mm_P0.8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402</text:p>
          </table:table-cell>
          <table:table-cell office:value-type="string" calcext:value-type="string">
            <text:p>MCP7940N-xSN</text:p>
          </table:table-cell>
          <table:table-cell office:value-type="string" calcext:value-type="string">
            <text:p>Timer_RTC:MCP7940N-xSN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://ww1.microchip.com/downloads/en/DeviceDoc/20005010F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403</text:p>
          </table:table-cell>
          <table:table-cell office:value-type="string" calcext:value-type="string">
            <text:p>74LVC2G04DBVR</text:p>
          </table:table-cell>
          <table:table-cell office:value-type="string" calcext:value-type="string">
            <text:p>explicit_74lvc2g04:74LVC2G04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404</text:p>
          </table:table-cell>
          <table:table-cell office:value-type="string" calcext:value-type="string">
            <text:p>74LVC2G17DBVR</text:p>
          </table:table-cell>
          <table:table-cell office:value-type="string" calcext:value-type="string">
            <text:p>74xGxx:74LVC2G17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502</text:p>
          </table:table-cell>
          <table:table-cell office:value-type="string" calcext:value-type="string">
            <text:p>93LC56BT-I/SN</text:p>
          </table:table-cell>
          <table:table-cell office:value-type="string" calcext:value-type="string">
            <text:p>Memory_EEPROM:93LCxxB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1.microchip.com/downloads/en/DeviceDoc/20001749K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503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vera-module:74CBTLV3126PW,118</text:p>
          </table:table-cell>
          <table:table-cell office:value-type="string" calcext:value-type="string">
            <text:p>Package_SO:TSSOP-14_4.4x5mm_P0.65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504</text:p>
          </table:table-cell>
          <table:table-cell office:value-type="string" calcext:value-type="string">
            <text:p>FT2232HL</text:p>
          </table:table-cell>
          <table:table-cell office:value-type="string" calcext:value-type="string">
            <text:p>Interface_USB:FT2232HL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ftdichip.com/Support/Documents/DataSheets/ICs/DS_FT2232H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601</text:p>
          </table:table-cell>
          <table:table-cell office:value-type="string" calcext:value-type="string">
            <text:p>74LVC2G17DBVR</text:p>
          </table:table-cell>
          <table:table-cell office:value-type="string" calcext:value-type="string">
            <text:p>74xGxx:74LVC2G17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602</text:p>
          </table:table-cell>
          <table:table-cell office:value-type="string" calcext:value-type="string">
            <text:p>74LVC2G17DBVR</text:p>
          </table:table-cell>
          <table:table-cell office:value-type="string" calcext:value-type="string">
            <text:p>74xGxx:74LVC2G17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701</text:p>
          </table:table-cell>
          <table:table-cell office:value-type="string" calcext:value-type="string">
            <text:p>MP2149GJ</text:p>
          </table:table-cell>
          <table:table-cell office:value-type="string" calcext:value-type="string">
            <text:p>MPS:MP2149GJ</text:p>
          </table:table-cell>
          <table:table-cell office:value-type="string" calcext:value-type="string">
            <text:p>Package_TO_SOT_SMD:TSOT-23-8_HandSolder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301</text:p>
          </table:table-cell>
          <table:table-cell office:value-type="string" calcext:value-type="string">
            <text:p>SG5032CAN 12.000000M-TJGA0</text:p>
          </table:table-cell>
          <table:table-cell office:value-type="string" calcext:value-type="string">
            <text:p>Oscillator:SG-5032CAN</text:p>
          </table:table-cell>
          <table:table-cell office:value-type="string" calcext:value-type="string">
            <text:p>Oscillator:Oscillator_SMD_SeikoEpson_SG8002LB-4Pin_5.0x3.2mm_HandSoldering</text:p>
          </table:table-cell>
          <table:table-cell office:value-type="string" calcext:value-type="string">
            <text:p>https://support.epson.biz/td/api/doc_check.php?dl=brief_SG5032CAN&amp;lang=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Y402</text:p>
          </table:table-cell>
          <table:table-cell office:value-type="string" calcext:value-type="string">
            <text:p>CM8V-T1A-32.768kHz-12.5pF-20PPM-TA-QC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MicroCrystal_CC8V-T1A-2Pin_2.0x1.2mm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40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Battery:BatteryHolder_LINX_BAT-HLD-012-SM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201, C202, C203, C204, C301, C302, C303, C304, C305, C306, C307, C308, C309, C310, C311, C312, C314, C315, C316, C401, C404, C405, C406, C507, C508, C509, C510, C601, C60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17, C5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02, C403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502, C503, C504</text:p>
          </table:table-cell>
          <table:table-cell table:style-name="ce3" office:value-type="string" calcext:value-type="string">
            <office:annotation draw:style-name="gr1" draw:text-style-name="P2" svg:width="3.81cm" svg:height="2.074cm" svg:x="21.738cm" svg:y="97.113cm" draw:caption-point-x="-0.391cm" draw:caption-point-y="-3.631cm">
              <dc:date>2023-04-05T00:00:00</dc:date>
              <text:p text:style-name="P1">Comment:</text:p>
              <text:p text:style-name="P1"><text:s text:c="4"/>4u7 (stock reason)</text:p>
            </office:annotation>
            <text:p>3u3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603_1608Metric_Pad1.08x0.95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701, C702, C703</text:p>
          </table:table-cell>
          <table:table-cell table:style-name="ce3" office:value-type="string" calcext:value-type="string">
            <text:p>22u/16V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_SMD:C_0805_2012Metric_Pad1.18x1.45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01, D401, D501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302, D402, D502, D701</text:p>
          </table:table-cell>
          <table:table-cell table:style-name="ce3" office:value-type="string" calcext:value-type="string">
            <text:p>LTST-S270GKT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_SMD:LED_0603_1608Metric_Pad1.05x0.95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303, D404, D405, D504, D601, D602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Power_Protection: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LTST-S270EK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401, F501, F601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1206_3216Metric_Pad1.42x1.7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B301, FB302, <text:span text:style-name="T1">FB501, FB502</text:span></text:p>
          </table:table-cell>
          <table:table-cell table:style-name="ce3" office:value-type="string" calcext:value-type="string">
            <text:p>GBK160808T-221Y-N</text:p>
          </table:table-cell>
          <table:table-cell table:style-name="ce3" office:value-type="string" calcext:value-type="string">
            <text:p>Device:FerriteBead_Small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03</text:p>
          </table:table-cell>
          <table:table-cell office:value-type="string" calcext:value-type="string">
            <text:p>SNES_Controller_Conn</text:p>
          </table:table-cell>
          <table:table-cell office:value-type="string" calcext:value-type="string">
            <text:p>:SNES_Controller_Conn_1</text:p>
          </table:table-cell>
          <table:table-cell office:value-type="string" calcext:value-type="string">
            <text:p>snes:SNES_Controller_Conn_7p_90deg_P1Left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04</text:p>
          </table:table-cell>
          <table:table-cell office:value-type="string" calcext:value-type="string">
            <text:p>SNES_Controller_Conn</text:p>
          </table:table-cell>
          <table:table-cell office:value-type="string" calcext:value-type="string">
            <text:p>libsnes:SNES_Controller_Conn</text:p>
          </table:table-cell>
          <table:table-cell office:value-type="string" calcext:value-type="string">
            <text:p>snes:SNES_Controller_Conn_7p_90deg_P1Left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501</text:p>
          </table:table-cell>
          <table:table-cell table:style-name="ce3" office:value-type="string" calcext:value-type="string">
            <text:p>USB4085-GF-A</text:p>
          </table:table-cell>
          <table:table-cell table:style-name="ce3" office:value-type="string" calcext:value-type="string">
            <text:p>Connector:USB_C_Receptacle_USB2.0</text:p>
          </table:table-cell>
          <table:table-cell table:style-name="ce3" office:value-type="string" calcext:value-type="string">
            <text:p>Connector_USB:USB_C_Receptacle_GCT_USB4085</text:p>
          </table:table-cell>
          <table:table-cell table:style-name="ce3" office:value-type="string" calcext:value-type="string">
            <text:p>https://www.usb.org/sites/default/files/documents/usb_type-c.zip</text:p>
          </table:table-cell>
          <table:table-cell table:style-name="ce3"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601, J602</text:p>
          </table:table-cell>
          <table:table-cell office:value-type="string" calcext:value-type="string">
            <text:p>PINS 2x10p 2,54mm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03</text:p>
          </table:table-cell>
          <table:table-cell office:value-type="string" calcext:value-type="string">
            <text:p>Conn_01x14</text:p>
          </table:table-cell>
          <table:table-cell office:value-type="string" calcext:value-type="string">
            <text:p>Connector_Generic:Conn_01x14</text:p>
          </table:table-cell>
          <table:table-cell office:value-type="string" calcext:value-type="string">
            <text:p>Connector_PinSocket_2.54mm:PinSocket_1x14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0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Socket_2.54mm:PinSocket_1x04_P2.54mm_Vertical_SMD_Pin1Lef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605, J606</text:p>
          </table:table-cell>
          <table:table-cell office:value-type="string" calcext:value-type="string">
            <text:p>TE 5749180-1</text:p>
          </table:table-cell>
          <table:table-cell office:value-type="string" calcext:value-type="string">
            <text:p>Connector:Mini-DIN-6</text:p>
          </table:table-cell>
          <table:table-cell office:value-type="string" calcext:value-type="string">
            <text:p>mini-DIN:TE_5749180-1</text:p>
          </table:table-cell>
          <table:table-cell office:value-type="string" calcext:value-type="string">
            <text:p>http://service.powerdynamics.com/ec/Catalog17/Section%2011.pdf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02, J70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701</text:p>
          </table:table-cell>
          <table:table-cell table:style-name="ce3" office:value-type="string" calcext:value-type="string">
            <text:p>DFE252010P-2R2M=P2</text:p>
          </table:table-cell>
          <table:table-cell table:style-name="ce3" office:value-type="string" calcext:value-type="string">
            <text:p>Device:L</text:p>
          </table:table-cell>
          <table:table-cell table:style-name="ce3" office:value-type="string" calcext:value-type="string">
            <text:p>Inductor_SMD:L_1008_2520Metric_Pad1.43x2.20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702</text:p>
          </table:table-cell>
          <table:table-cell table:style-name="ce3" office:value-type="string" calcext:value-type="string">
            <text:p>DFE252010P-1R0M=P2</text:p>
          </table:table-cell>
          <table:table-cell table:style-name="ce3" office:value-type="string" calcext:value-type="string">
            <text:p>Device:L</text:p>
          </table:table-cell>
          <table:table-cell table:style-name="ce3" office:value-type="string" calcext:value-type="string">
            <text:p>Inductor_SMD:L_1008_2520Metric_Pad1.43x2.20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01, Q401, Q402, Q601, Q602, Q603, Q604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Transistor_FET: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assets/Datasheets/ds30366.pdf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201, R202, R203, R204, R205, R206, R207, R214, R215, R301, R302, R303, R304, R305, R306, R310, R403, R404, R411, R412, R413, R414, R506, R508, R509, R517, R605, R606, R607, R6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09, R211, R212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07, R415, R416, R520, R70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08, R309, R401, R402, R510, R511, R512, R513, R514, R515, R516, R518, R51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1, <text:span text:style-name="T1">R507</text:span>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405, R406, R407, R408, R409, R410, R601, R602, R603, R60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501, R502</text:p>
          </table:table-cell>
          <table:table-cell table:style-name="ce3" office:value-type="string" calcext:value-type="string">
            <text:p>5k1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03, R701, R704</text:p>
          </table:table-cell>
          <table:table-cell office:value-type="string" calcext:value-type="string">
            <text:p>80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505</text:span>, R5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02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703, R706</text:p>
          </table:table-cell>
          <table:table-cell table:style-name="ce3" office:value-type="string" calcext:value-type="string">
            <text:p>10R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_SMD:R_0603_1608Metric_Pad0.98x0.95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82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301</text:p>
          </table:table-cell>
          <table:table-cell table:style-name="ce3" office:value-type="string" calcext:value-type="string">
            <text:p>EVQ-PUL02K</text:p>
          </table:table-cell>
          <table:table-cell table:style-name="ce3" office:value-type="string" calcext:value-type="string">
            <text:p>Switch:SW_Push</text:p>
          </table:table-cell>
          <table:table-cell table:style-name="ce3" office:value-type="string" calcext:value-type="string">
            <text:p>Button_Switch_SMD:Panasonic_EVQPUL_EVQPUC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W65C{02|816}S6TQG-14</text:p>
          </table:table-cell>
          <table:table-cell office:value-type="string" calcext:value-type="string">
            <text:p>W65:W65C{02|816}S6TQG-14</text:p>
          </table:table-cell>
          <table:table-cell office:value-type="string" calcext:value-type="string">
            <text:p>Package_QFP:MQFP-44_10x10mm_P0.8mm</text:p>
          </table:table-cell>
          <table:table-cell office:value-type="string" calcext:value-type="string">
            <text:p>https://www.westerndesigncenter.com/wdc/w65c816s-chip.php</text:p>
          </table:table-cell>
          <table:table-cell table:number-columns-repeated="1017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202</text:p>
          </table:table-cell>
          <table:table-cell table:style-name="ce6" office:value-type="string" calcext:value-type="string">
            <text:p>IS61WV20488FBLL-10TLI</text:p>
          </table:table-cell>
          <table:table-cell table:style-name="ce6" office:value-type="string" calcext:value-type="string">
            <text:p>SRAM:IS61WV20488FBLL-10TLI</text:p>
          </table:table-cell>
          <table:table-cell table:style-name="ce6" office:value-type="string" calcext:value-type="string">
            <text:p>Package_SO:TSOP-II-44_10.16x18.41mm_P0.8mm</text:p>
          </table:table-cell>
          <table:table-cell table:style-name="ce6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01</text:p>
          </table:table-cell>
          <table:table-cell table:style-name="ce3" office:value-type="string" calcext:value-type="string">
            <text:p>ICE40HX4K-TQ144</text:p>
          </table:table-cell>
          <table:table-cell table:style-name="ce3" office:value-type="string" calcext:value-type="string">
            <text:p>FPGA_Lattice:ICE40HX4K-TQ144</text:p>
          </table:table-cell>
          <table:table-cell table:style-name="ce3" office:value-type="string" calcext:value-type="string">
            <text:p>Package_QFP:TQFP-144_20x20mm_P0.5mm</text:p>
          </table:table-cell>
          <table:table-cell table:style-name="ce3" office:value-type="string" calcext:value-type="string">
            <text:p>http://www.latticesemi.com/Products/FPGAandCPLD/iCE40</text:p>
          </table:table-cell>
          <table:table-cell table:style-name="ce3" table:number-columns-repeated="1017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302</text:p>
          </table:table-cell>
          <table:table-cell table:style-name="ce6" office:value-type="string" calcext:value-type="string">
            <text:p>W25Q128JVS</text:p>
          </table:table-cell>
          <table:table-cell table:style-name="ce6" office:value-type="string" calcext:value-type="string">
            <text:p>Memory_Flash:W25Q128JVS</text:p>
          </table:table-cell>
          <table:table-cell table:style-name="ce6" office:value-type="string" calcext:value-type="string">
            <text:p>Package_SO:SOIC-8_5.23x5.23mm_P1.27mm</text:p>
          </table:table-cell>
          <table:table-cell table:style-name="ce6" office:value-type="string" calcext:value-type="string">
            <text:p>http://www.winbond.com/resource-files/w25q128jv_dtr%20revc%2003272018%20plus.pdf</text:p>
          </table:table-cell>
          <table:table-cell table:style-name="ce6"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W65C22S6TQG-14</text:p>
          </table:table-cell>
          <table:table-cell office:value-type="string" calcext:value-type="string">
            <text:p>W65:W65C22S6TQG-14</text:p>
          </table:table-cell>
          <table:table-cell office:value-type="string" calcext:value-type="string">
            <text:p>Package_QFP:MQFP-44_10x10mm_P0.8mm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MCP7940N-xSN</text:p>
          </table:table-cell>
          <table:table-cell office:value-type="string" calcext:value-type="string">
            <text:p>Timer_RTC:MCP7940N-xSN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://ww1.microchip.com/downloads/en/DeviceDoc/20005010F.pdf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74LVC2G04DBVR</text:p>
          </table:table-cell>
          <table:table-cell office:value-type="string" calcext:value-type="string">
            <text:p>explicit_74lvc2g04:74LVC2G04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404, U601, U602</text:p>
          </table:table-cell>
          <table:table-cell office:value-type="string" calcext:value-type="string">
            <text:p>74LVC2G17DBVR</text:p>
          </table:table-cell>
          <table:table-cell office:value-type="string" calcext:value-type="string">
            <text:p>74xGxx:74LVC2G17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93LC56BT-I/SN</text:p>
          </table:table-cell>
          <table:table-cell office:value-type="string" calcext:value-type="string">
            <text:p>Memory_EEPROM:93LCxxB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1.microchip.com/downloads/en/DeviceDoc/20001749K.pdf</text:p>
          </table:table-cell>
          <table:table-cell table:number-columns-repeated="10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503</text:p>
          </table:table-cell>
          <table:table-cell table:style-name="ce3" office:value-type="string" calcext:value-type="string">
            <text:p>74CBTLV3126PW,118</text:p>
          </table:table-cell>
          <table:table-cell table:style-name="ce3" office:value-type="string" calcext:value-type="string">
            <text:p>vera-module:74CBTLV3126PW,118</text:p>
          </table:table-cell>
          <table:table-cell table:style-name="ce3" office:value-type="string" calcext:value-type="string">
            <text:p>Package_SO:TSSOP-14_4.4x5mm_P0.65mm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504</text:p>
          </table:table-cell>
          <table:table-cell table:style-name="ce3" office:value-type="string" calcext:value-type="string">
            <text:p>FT2232HL</text:p>
          </table:table-cell>
          <table:table-cell table:style-name="ce3" office:value-type="string" calcext:value-type="string">
            <text:p>Interface_USB:FT2232HL</text:p>
          </table:table-cell>
          <table:table-cell table:style-name="ce3" office:value-type="string" calcext:value-type="string">
            <text:p>Package_QFP:LQFP-64_10x10mm_P0.5mm</text:p>
          </table:table-cell>
          <table:table-cell table:style-name="ce3" office:value-type="string" calcext:value-type="string">
            <text:p>https://www.ftdichip.com/Support/Documents/DataSheets/ICs/DS_FT2232H.pdf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701</text:p>
          </table:table-cell>
          <table:table-cell table:style-name="ce3" office:value-type="string" calcext:value-type="string">
            <text:p>MP2149GJ</text:p>
          </table:table-cell>
          <table:table-cell table:style-name="ce3" office:value-type="string" calcext:value-type="string">
            <text:p>MPS:MP2149GJ</text:p>
          </table:table-cell>
          <table:table-cell table:style-name="ce3" office:value-type="string" calcext:value-type="string">
            <text:p>Package_TO_SOT_SMD:TSOT-23-8_HandSoldering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301</text:p>
          </table:table-cell>
          <table:table-cell table:style-name="ce3" office:value-type="string" calcext:value-type="string">
            <text:p>SG5032CAN 12.000000M-TJGA0</text:p>
          </table:table-cell>
          <table:table-cell table:style-name="ce3" office:value-type="string" calcext:value-type="string">
            <text:p>Oscillator:SG-5032CAN</text:p>
          </table:table-cell>
          <table:table-cell table:style-name="ce3" office:value-type="string" calcext:value-type="string">
            <text:p>Oscillator:Oscillator_SMD_SeikoEpson_SG8002LB-4Pin_5.0x3.2mm_HandSoldering</text:p>
          </table:table-cell>
          <table:table-cell table:style-name="ce3" office:value-type="string" calcext:value-type="string">
            <text:p>https://support.epson.biz/td/api/doc_check.php?dl=brief_SG5032CAN&amp;lang=en</text:p>
          </table:table-cell>
          <table:table-cell table:style-name="ce3"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402</text:p>
          </table:table-cell>
          <table:table-cell office:value-type="string" calcext:value-type="string">
            <text:p>CM8V-T1A-32.768kHz-12.5pF-20PPM-TA-QC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MicroCrystal_CC8V-T1A-2Pin_2.0x1.2mm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ýkora, Jaroslav (ADV D EU CZ PDS1 SIO 2)</meta:initial-creator>
    <meta:creation-date>2023-03-30T11:16:12Z</meta:creation-date>
    <dc:date>2023-04-05T22:06:26.924453580</dc:date>
    <meta:editing-duration>PT3H6M51S</meta:editing-duration>
    <meta:editing-cycles>1</meta:editing-cycles>
    <meta:document-statistic meta:table-count="1" meta:cell-count="1236" meta:object-count="0"/>
    <meta:user-defined meta:name="Document_Confidentiality">Unrestricted</meta:user-defined>
    <meta:user-defined meta:name="MSIP_Label_6f75f480-7803-4ee9-bb54-84d0635fdbe7_ActionId">53cc7192-67a9-4536-97aa-6837d4a21426</meta:user-defined>
    <meta:user-defined meta:name="MSIP_Label_6f75f480-7803-4ee9-bb54-84d0635fdbe7_ContentBits">0</meta:user-defined>
    <meta:user-defined meta:name="MSIP_Label_6f75f480-7803-4ee9-bb54-84d0635fdbe7_Enabled">true</meta:user-defined>
    <meta:user-defined meta:name="MSIP_Label_6f75f480-7803-4ee9-bb54-84d0635fdbe7_Method" meta:value-type="string">Privileged</meta:user-defined>
    <meta:user-defined meta:name="MSIP_Label_6f75f480-7803-4ee9-bb54-84d0635fdbe7_Name" meta:value-type="string">unrestricted</meta:user-defined>
    <meta:user-defined meta:name="MSIP_Label_6f75f480-7803-4ee9-bb54-84d0635fdbe7_SetDate" meta:value-type="string">2023-04-05T13:58:43Z</meta:user-defined>
    <meta:user-defined meta:name="MSIP_Label_6f75f480-7803-4ee9-bb54-84d0635fdbe7_SiteId" meta:value-type="string">38ae3bcd-9579-4fd4-adda-b42e1495d55a</meta:user-defined>
  </office:meta>
</office:document-meta>
</file>